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306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15" style:family="table-cell" style:parent-style-name="Default">
      <style:text-properties style:text-underline-style="none"/>
    </style:style>
    <style:style style:name="ce16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12"/>
        <table:table-column table:style-name="co6" table:default-cell-style-name="ce14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TAREA</text:p>
          </table:table-cell>
          <table:table-cell table:number-columns-repeated="4"/>
          <table:table-cell table:style-name="Default" table:number-columns-repeated="2"/>
          <table:table-cell/>
          <table:table-cell table:style-name="ce16" office:value-type="string" calcext:value-type="string">
            <text:p>PTS</text:p>
          </table:table-cell>
        </table:table-row>
        <table:table-row table:style-name="ro1">
          <table:table-cell table:style-name="ce2" office:value-type="string" calcext:value-type="string">
            <text:p>Nombre</text:p>
          </table:table-cell>
          <table:table-cell table:style-name="ce5" office:value-type="string" calcext:value-type="string">
            <text:p>Pregunta A</text:p>
          </table:table-cell>
          <table:table-cell table:style-name="ce5" office:value-type="string" calcext:value-type="string">
            <text:p>Pregunta B</text:p>
          </table:table-cell>
          <table:table-cell table:style-name="ce5" office:value-type="string" calcext:value-type="string">
            <text:p>Pregunta C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Comentario</text:p>
          </table:table-cell>
          <table:table-cell table:style-name="ce13" office:value-type="string" calcext:value-type="string">
            <text:p>Pregunta A</text:p>
          </table:table-cell>
          <table:table-cell table:style-name="ce3" office:value-type="string" calcext:value-type="string">
            <text:p>Código del profesor</text:p>
          </table:table-cell>
          <table:table-cell table:style-name="ce17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JANDRO GARCIA RUCAVADO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:.D3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B</text:p>
          </table:table-cell>
          <table:table-cell table:style-name="ce3" office:value-type="string" calcext:value-type="string">
            <text:p>Intereses</text:p>
          </table:table-cell>
          <table:table-cell table:style-name="ce17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IBAL ISIDRO PORTUGEZ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4:.D4])" office:value-type="float" office:value="11" calcext:value-type="float">
            <text:p>11</text:p>
          </table:table-cell>
          <table:table-cell/>
          <table:table-cell table:style-name="ce13" office:value-type="string" calcext:value-type="string">
            <text:p>Pregunta C</text:p>
          </table:table-cell>
          <table:table-cell table:style-name="ce3" office:value-type="string" calcext:value-type="string">
            <text:p>Cálculo circunferencia</text:p>
          </table:table-cell>
          <table:table-cell table:style-name="ce1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TONY RODRIGUEZ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5:.D5])" office:value-type="float" office:value="11" calcext:value-type="float">
            <text:p>11</text:p>
          </table:table-cell>
          <table:table-cell/>
          <table:table-cell table:style-name="ce21"/>
          <table:table-cell table:number-columns-repeated="2"/>
        </table:table-row>
        <table:table-row table:style-name="ro1">
          <table:table-cell office:value-type="string" calcext:value-type="string">
            <text:p>BRAINER HERRERA GONZAL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6:.D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LOS ANDRE QUIROZ POLANCO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table:formula="of:=SUM([.B7:.D7])" office:value-type="float" office:value="9.5" calcext:value-type="float">
            <text:p>9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TOPHER DANIEL SOTO GONZALEZ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D8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LAN GIOVANNY LEANDRO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9:.D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GO FRANCISCO CANALES MOR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0:.D10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ICKSON MURILLO RI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1:.D11])" office:value-type="float" office:value="2" calcext:value-type="float">
            <text:p>2</text:p>
          </table:table-cell>
          <table:table-cell/>
          <table:table-cell office:value-type="string" calcext:value-type="string">
            <text:p>.</text:p>
          </table:table-cell>
          <table:table-cell/>
          <table:table-cell office:value-type="string" calcext:value-type="string">
            <text:p>10 % primer pregunta, carrera y nivel programacion</text:p>
          </table:table-cell>
        </table:table-row>
        <table:table-row table:style-name="ro1">
          <table:table-cell office:value-type="string" calcext:value-type="string">
            <text:p>FABIAN ALBERTO VARGA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2:.D1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style-name="ce15"/>
          <table:table-cell office:value-type="string" calcext:value-type="string">
            <text:p>90% tarea especifica (15) algoritmo (75)</text:p>
          </table:table-cell>
        </table:table-row>
        <table:table-row table:style-name="ro1">
          <table:table-cell office:value-type="string" calcext:value-type="string">
            <text:p>FRANCINI MARGARITA BRENES CHAC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3:.D13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ISSELLE VANESSA HERNANDEZ RICHMOND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4:.D14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FET STIR SABALLOS MARCHEN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D15])" office:value-type="float" office:value="4" calcext:value-type="float">
            <text:p>4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RGE ANTONIO ZUÑIGA TORRE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6:.D16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DANIEL VARGAS RODRIGUEZ</text:p>
          </table:table-cell>
          <table:table-cell office:value-type="float" office:value="3.8" calcext:value-type="float">
            <text:p>3,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7:.D17])" office:value-type="float" office:value="10.8" calcext:value-type="float">
            <text:p>10,8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E RICARDO FONSECA L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8:.D18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CARLOS VALENZUELA QUESAD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19:.D19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N IGNACIO CHAVES WO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0:.D20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LIAN FRANCISCO LOBO ZELEDO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1:.D21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IN GEOVANNY GUERRERO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2:.D22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LA FRANSUA HIDALGO QUIRO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3:.D23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FERNANDO RODRIGUEZ ARIAS</text:p>
          </table:table-cell>
          <table:table-cell office:value-type="float" office:value="4" calcext:value-type="float">
            <text:p>4</text:p>
          </table:table-cell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table:formula="of:=SUM([.B24:.D24])" office:value-type="float" office:value="10.5" calcext:value-type="float">
            <text:p>10,5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IS GUILLERMO QUESADA VALVERD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5:.D25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VIN FELIPE UMAÑA REVUELT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SIEL SABRINA ELIZONDO 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7:.D27])" office:value-type="float" office:value="11" calcext:value-type="float">
            <text:p>11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AURICIO DE JESUS CHAVES ARGUEDA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8:.D28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MONTSERRAT HERNANDEZ H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29:.D29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ODALIZ NAZARETH BRAVO ME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30:.D30])" office:value-type="float" office:value="10" calcext:value-type="float">
            <text:p>10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PABLO DAVID CORDERO BERMU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1:.D31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NULFO FABRICIO LEON GAMBO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2:.D32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OXINY ANDREA GUEVARA QUESADA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3:.D33])" office:value-type="float" office:value="0" calcext:value-type="float">
            <text:p>0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4" office:value-type="string" calcext:value-type="string">
            <text:p>SERGIO DENIS CHAVARRIA ZUÑIG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4:.D34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XOTCHIL DANIELA ROJAS FERNANDEZ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SUM([.B35:.D35])" office:value-type="float" office:value="11" calcext:value-type="float">
            <text:p>11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ASMIN DAYANE ORTEGA AGUILA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table:formula="of:=SUM([.B36:.D36])" office:value-type="float" office:value="10.2" calcext:value-type="float">
            <text:p>10,2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YENDRI MARIA ROJAS ZAMOR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formula="of:=SUM([.B37:.D37])" office:value-type="float" office:value="10.5" calcext:value-type="float">
            <text:p>10,5</text:p>
          </table:table-cell>
          <table:table-cell table:style-name="ce4"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7">00/00/0000</text:date>, <text:time style:data-style-name="N2" text:time-value="19:20:55.11530267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08-27T19:34:06.213553334</dc:date>
    <meta:editing-duration>PT5H59M5S</meta:editing-duration>
    <meta:editing-cycles>6</meta:editing-cycles>
    <meta:generator>LibreOffice/6.4.4.2$Linux_X86_64 LibreOffice_project/40$Build-2</meta:generator>
    <meta:document-statistic meta:table-count="1" meta:cell-count="222" meta:object-count="0"/>
  </office:meta>
</office:document-meta>
</file>